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Heading_20_1">
      <style:paragraph-properties fo:text-align="center" style:justify-single-word="false"/>
    </style:style>
    <style:style style:name="P6"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ocedimiento para crear un nuevo esquema.</text:h>
      <text:p text:style-name="Standard"/>
      <text:p text:style-name="Standard">-- </text:p>
      <text:p text:style-name="Standard">-- Ejemplo de uso </text:p>
      <text:p text:style-name="Standard">-- </text:p>
      <text:p text:style-name="Standard"/>
      <text:p text:style-name="Standard">Declare </text:p>
      <text:p text:style-name="Standard">x Varchar2(2000); </text:p>
      <text:p text:style-name="Standard">Begin </text:p>
      <text:p text:style-name="Standard">x := OSCommand_Run2('/home/oracle/scripts/crear_esquema.sh', 'colegio_medicos_granada','REGISTRO_LGS'); </text:p>
      <text:p text:style-name="Standard">DBMS_OUTPUT.Put_Line(x); </text:p>
      <text:p text:style-name="Standard"/>
      <text:p text:style-name="Standard">x := OSCommand_Run2('/home/oracle/scripts/<text:span text:style-name="T1">clonar_usuario.sh',</text:span> 'colegio_medicos_granada', 'REGISTRO_LGS'); </text:p>
      <text:p text:style-name="Standard">DBMS_OUTPUT.Put_Line(x); </text:p>
      <text:p text:style-name="Standard"/>
      <text:p text:style-name="Standard">End; </text:p>
      <text:p text:style-name="Standard">/ </text:p>
      <text:p text:style-name="Standard"/>
      <text:p text:style-name="P3"/>
      <text:p text:style-name="Standard">Se ha creado una función en java que nos permite lanzar scripts de Linux desde la consola de SQLDeveloper.</text:p>
      <text:p text:style-name="Standard"/>
      <text:p text:style-name="P2">Disponemos de un script denominado clonar_usuario.sh que se encarga de realizar un export del esquema que tengamos como patrón, en este caso REGISTRO_LGS en otro que le pasemos como argumento.</text:p>
      <text:p text:style-name="Standard"/>
      <text:p text:style-name="Standard">Ejemplo:</text:p>
      <text:p text:style-name="Standard"/>
      <text:p text:style-name="P2">Como primer paso hay que crear el nuevo esquema y asignarle los permisos necesarios.</text:p>
      <text:p text:style-name="P2"/>
      <text:p text:style-name="P6">./crear_esquema.sh colegio_medicos_granada <text:s/>REGISTRO_LGS</text:p>
      <text:p text:style-name="P2"/>
      <text:p text:style-name="P2">En los indices de texto hay que pasar le una reindexación para sincronizarlos después de ajustar las nuevas preferencias lingüísticas de los indices. Al copiar un esquema sobre otro, las preferencias no se migran en la exportación de datos.</text:p>
      <text:p text:style-name="P2"/>
      <text:p text:style-name="P1">./clonar_usuario.sh colegio_medicos_granada <text:s/>REGISTRO_LGS</text:p>
      <text:p text:style-name="Standard"/>
      <text:p text:style-name="P2"/>
      <text:p text:style-name="P4">La invocación de estos comandos, se podría lanzar desde el nuevo panel de administración en web.</text:p>
      <text:p text:style-name="P4">Para programadores más fácil desde SQLDevelo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Perez</meta:initial-creator>
    <meta:creation-date>2012-01-18T01:54:48</meta:creation-date>
    <dc:date>2012-01-18T03:06:21</dc:date>
    <dc:creator>Antonio Perez</dc:creator>
    <meta:editing-duration>PT1H5M1S</meta:editing-duration>
    <meta:editing-cycles>10</meta:editing-cycles>
    <meta:generator>OpenOffice.org/3.3$Unix OpenOffice.org_project/330m20$Build-9567</meta:generator>
    <meta:document-statistic meta:table-count="0" meta:image-count="0" meta:object-count="0" meta:page-count="1" meta:paragraph-count="22" meta:word-count="160" meta:character-count="1252"/>
  </office:meta>
</office:document-meta>
</file>